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sup>
                <mrow>
                  <mover accent="true">
                    <mi>a</mi>
                    <mo stretchy="false">̂</mo>
                  </mover>
                </mrow>
                <mn>1</mn>
                <mrow>
                  <mrow>
                    <mo stretchy="false">+</mo>
                    <mi/>
                  </mrow>
                </mrow>
              </msubsup>
              <mo stretchy="false">≡</mo>
              <mi>d</mi>
            </mrow>
            <mfenced open="(" close=")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frac>
                          <mrow>
                            <mi>c</mi>
                            <msub>
                              <mi>p</mi>
                              <mi>z</mi>
                            </msub>
                          </mrow>
                          <mrow>
                            <mover accent="true">
                              <mi>E</mi>
                              <mo stretchy="false">̂</mo>
                            </mover>
                          </mrow>
                        </mfrac>
                      </mrow>
                    </mtd>
                  </mtr>
                  <mtr>
                    <mtd>
                      <mrow>
                        <mfrac>
                          <mrow>
                            <mi>c</mi>
                            <msub>
                              <mi>p</mi>
                              <mrow>
                                <mrow>
                                  <mo stretchy="false">+</mo>
                                  <mi/>
                                </mrow>
                              </mrow>
                            </msub>
                          </mrow>
                          <mrow>
                            <mover accent="true">
                              <mi>E</mi>
                              <mo stretchy="false">̂</mo>
                            </mover>
                          </mrow>
                        </mfrac>
                      </mrow>
                    </mtd>
                  </mtr>
                </mtable>
              </mrow>
            </mfenced>
            <mi/>
            <mtext> ; </mtext>
            <mi/>
            <mrow>
              <msubsup>
                <mrow>
                  <mover accent="true">
                    <mi>a</mi>
                    <mo stretchy="false">̂</mo>
                  </mover>
                </mrow>
                <mn>2</mn>
                <mrow>
                  <mrow>
                    <mo stretchy="false">+</mo>
                    <mi/>
                  </mrow>
                </mrow>
              </msubsup>
              <mo stretchy="false">≡</mo>
              <mi>d</mi>
            </mrow>
            <mfenced open="(" close=")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frac>
                          <mrow>
                            <mi>c</mi>
                            <msub>
                              <mi>p</mi>
                              <mrow>
                                <mrow>
                                  <mo stretchy="false">−</mo>
                                  <mi/>
                                </mrow>
                              </mrow>
                            </msub>
                          </mrow>
                          <mrow>
                            <mover accent="true">
                              <mi>E</mi>
                              <mo stretchy="false">̂</mo>
                            </mover>
                          </mrow>
                        </mfrac>
                      </mrow>
                    </mtd>
                  </mtr>
                  <mtr>
                    <mtd>
                      <mrow>
                        <mrow>
                          <mo stretchy="false">−</mo>
                          <mrow>
                            <mfrac>
                              <mrow>
                                <mi>c</mi>
                                <msub>
                                  <mi>p</mi>
                                  <mi>z</mi>
                                </msub>
                              </mrow>
                              <mrow>
                                <mover accent="true">
                                  <mi>E</mi>
                                  <mo stretchy="false">̂</mo>
                                </mover>
                              </mrow>
                            </mfrac>
                          </mrow>
                        </mrow>
                      </mrow>
                    </mtd>
                  </mtr>
                </mtable>
              </mrow>
            </mfenced>
          </mrow>
        </mtd>
      </mtr>
      <mtr>
        <mtd>
          <mrow>
            <mrow>
              <msubsup>
                <mrow>
                  <mover accent="true">
                    <mi>a</mi>
                    <mo stretchy="false">̂</mo>
                  </mover>
                </mrow>
                <mn>1</mn>
                <mrow>
                  <mrow>
                    <mo stretchy="false">−</mo>
                    <mi/>
                  </mrow>
                </mrow>
              </msubsup>
              <mo stretchy="false">≡</mo>
              <mi>d</mi>
            </mrow>
            <mfenced open="(" close=")">
              <mrow>
                <mtable>
                  <mtr>
                    <mtd>
                      <mrow>
                        <mrow>
                          <mo stretchy="false">−</mo>
                          <mrow>
                            <mfrac>
                              <mrow>
                                <mi>c</mi>
                                <msub>
                                  <mi>p</mi>
                                  <mi>z</mi>
                                </msub>
                              </mrow>
                              <mrow>
                                <mover accent="true">
                                  <mi>E</mi>
                                  <mo stretchy="false">̂</mo>
                                </mover>
                              </mrow>
                            </mfrac>
                          </mrow>
                        </mrow>
                      </mrow>
                    </mtd>
                  </mtr>
                  <mtr>
                    <mtd>
                      <mrow>
                        <mrow>
                          <mo stretchy="false">−</mo>
                          <mrow>
                            <mfrac>
                              <mrow>
                                <mi>c</mi>
                                <msub>
                                  <mi>p</mi>
                                  <mrow>
                                    <mrow>
                                      <mo stretchy="false">+</mo>
                                      <mi/>
                                    </mrow>
                                  </mrow>
                                </msub>
                              </mrow>
                              <mrow>
                                <mover accent="true">
                                  <mi>E</mi>
                                  <mo stretchy="false">̂</mo>
                                </mover>
                              </mrow>
                            </mfrac>
                          </mrow>
                        </mrow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i/>
            <mtext> ; </mtext>
            <mi/>
            <mrow>
              <msubsup>
                <mrow>
                  <mover accent="true">
                    <mi>a</mi>
                    <mo stretchy="false">̂</mo>
                  </mover>
                </mrow>
                <mn>2</mn>
                <mrow>
                  <mrow>
                    <mo stretchy="false">−</mo>
                    <mi/>
                  </mrow>
                </mrow>
              </msubsup>
              <mo stretchy="false">≡</mo>
              <mi>d</mi>
            </mrow>
            <mfenced open="(" close=")">
              <mrow>
                <mtable>
                  <mtr>
                    <mtd>
                      <mrow>
                        <mrow>
                          <mo stretchy="false">−</mo>
                          <mrow>
                            <mfrac>
                              <mrow>
                                <mi>c</mi>
                                <msub>
                                  <mi>p</mi>
                                  <mrow>
                                    <mrow>
                                      <mo stretchy="false">−</mo>
                                      <mi/>
                                    </mrow>
                                  </mrow>
                                </msub>
                              </mrow>
                              <mrow>
                                <mover accent="true">
                                  <mi>E</mi>
                                  <mo stretchy="false">̂</mo>
                                </mover>
                              </mrow>
                            </mfrac>
                          </mrow>
                        </mrow>
                      </mrow>
                    </mtd>
                  </mtr>
                  <mtr>
                    <mtd>
                      <mrow>
                        <mfrac>
                          <mrow>
                            <mi>c</mi>
                            <msub>
                              <mi>p</mi>
                              <mrow>
                                <mi>z</mi>
                              </mrow>
                            </msub>
                          </mrow>
                          <mrow>
                            <mover accent="true">
                              <mi>E</mi>
                              <mo stretchy="false">̂</mo>
                            </mover>
                          </mrow>
                        </mfrac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</mrow>
        </mtd>
      </mtr>
    </mtable>
    <annotation encoding="StarMath 5.0">{hat a} _1 ^{+`} equiv d
left (
 stack{
  1 #
  0 # 
  {c p_z} over {hat E} #
  {c p_{+`}} over {hat E}
 } 
right )

`" ; "~

{hat a} _2 ^{+`} equiv d
left (
 stack{
  0 #
  1 # 
  {c p_{-`}} over {hat E} #
  -{{c p_z} over {hat E}}
 } 
right )

newline

{hat a} _1 ^{-`} equiv d
left (
 stack{
  -{{c p_z} over {hat E}} #
  -{{c p_{+`}} over {hat E}} #
  1 #
  0
 } 
right )

`" ; "~

{hat a} _2 ^{-`} equiv d
left (
 stack{
  -{{c p_{-`}} over {hat E}} #
  {c p_{z}} over {hat E} #
  0 #
  1
 } 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09:37:05.452000000</meta:creation-date>
    <meta:generator>LibreOffice/4.1.4.2$Windows_x86 LibreOffice_project/0a0440ccc0227ad9829de5f46be37cfb6edcf72</meta:generator>
  </office:meta>
</office:document-meta>
</file>